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text-properties fo:font-weight="bold" style:font-weight-asian="bold" style:font-weight-complex="bold" fo:color="#FF0000"/>
    </style:style>
    <style:style style:name="T4" style:parent-style-name="Absatz-Standardschriftart" style:family="text">
      <style:text-properties fo:font-weight="bold" style:font-weight-asian="bold" style:font-weight-complex="bold"/>
    </style:style>
    <style:style style:name="T5" style:parent-style-name="Absatz-Standardschriftart" style:family="text">
      <style:text-properties fo:font-weight="bold" style:font-weight-asian="bold" style:font-weight-complex="bold"/>
    </style:style>
    <style:style style:name="T6" style:parent-style-name="Absatz-Standardschriftart" style:family="text">
      <style:text-properties fo:font-weight="bold" style:font-weight-asian="bold" style:font-weight-complex="bold"/>
    </style:style>
    <style:style style:name="T7" style:parent-style-name="Absatz-Standardschriftart" style:family="text">
      <style:text-properties fo:font-weight="bold" style:font-weight-asian="bold" style:font-weight-complex="bold"/>
    </style:style>
    <style:style style:name="T8" style:parent-style-name="Absatz-Standardschriftart" style:family="text">
      <style:text-properties fo:font-weight="bold" style:font-weight-asian="bold" style:font-weight-complex="bold"/>
    </style:style>
    <style:style style:name="T9" style:parent-style-name="Absatz-Standardschriftart" style:family="text">
      <style:text-properties fo:font-weight="bold" style:font-weight-asian="bold" style:font-weight-complex="bold"/>
    </style:style>
    <style:style style:name="T10" style:parent-style-name="Absatz-Standardschriftart" style:family="text">
      <style:text-properties fo:font-weight="bold" style:font-weight-asian="bold" style:font-weight-complex="bold"/>
    </style:style>
    <style:style style:name="T11" style:parent-style-name="Absatz-Standardschriftart" style:family="text">
      <style:text-properties style:font-name="Calibri" style:font-name-asian="Calibri" style:font-name-complex="Calibri"/>
    </style:style>
    <style:style style:name="P12" style:parent-style-name="Standard" style:family="paragraph">
      <style:text-properties fo:font-weight="bold" style:font-weight-asian="bold" style:font-weight-complex="bold" fo:color="#FF0000"/>
    </style:style>
    <style:style style:name="T13" style:parent-style-name="Absatz-Standardschriftart" style:family="text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 fo:color="#FF0000"/>
    </style:style>
    <style:style style:name="T15" style:parent-style-name="Absatz-Standardschriftart" style:family="text">
      <style:text-properties fo:font-weight="bold" style:font-weight-asian="bold" style:font-weight-complex="bold"/>
    </style:style>
    <style:style style:name="T16" style:parent-style-name="Absatz-Standardschriftart" style:family="text">
      <style:text-properties fo:font-weight="bold" style:font-weight-asian="bold" style:font-weight-complex="bold"/>
    </style:style>
    <style:style style:name="T17" style:parent-style-name="Absatz-Standardschriftart" style:family="text">
      <style:text-properties fo:font-weight="bold" style:font-weight-asian="bold" style:font-weight-complex="bold"/>
    </style:style>
    <style:style style:name="T18" style:parent-style-name="Absatz-Standardschriftart" style:family="text">
      <style:text-properties fo:font-weight="bold" style:font-weight-asian="bold" style:font-weight-complex="bold"/>
    </style:style>
    <style:style style:name="T19" style:parent-style-name="Absatz-Standardschriftart" style:family="text">
      <style:text-properties fo:font-weight="bold" style:font-weight-asian="bold" style:font-weight-complex="bold" fo:color="#FF0000"/>
    </style:style>
    <style:style style:name="T20" style:parent-style-name="Absatz-Standardschriftart" style:family="text">
      <style:text-properties fo:font-weight="bold" style:font-weight-asian="bold" style:font-weight-complex="bold" fo:color="#FF0000"/>
    </style:style>
    <style:style style:name="P21" style:parent-style-name="Standard" style:family="paragraph">
      <style:text-properties fo:font-weight="bold" style:font-weight-asian="bold" style:font-weight-complex="bold" fo:color="#FF0000"/>
    </style:style>
  </office:automatic-styles>
  <office:body>
    <office:text text:use-soft-page-breaks="true">
      <text:p text:style-name="P1"><text:span text:style-name="T2">Team-Manifest</text:span><text:line-break/></text:p>
      <text:p text:style-name="P3">Teammitglieder und Rollen</text:p>
      <text:p text:style-name="Standard"><text:span text:style-name="T4">Wer sind die einzelnen Teammitglieder?</text:span><text:line-break/>Sanny, Espen, Levin, Dominik</text:p>
      <text:p text:style-name="Standard"><text:span text:style-name="T5">Wer bring</text:span><text:span text:style-name="T6">t</text:span><text:span text:style-name="T7"><text:s/>welche Expertise mit?</text:span><text:line-break/>Sanny:<text:s/>Organisation,<text:s/>Programmieren, Java<text:line-break/>Espen:<text:s/>Automatisierung<text:line-break/>Levin:<text:s/>Automatisierung<text:line-break/>Dominik:<text:s/>Design, Synchronisation (AD Sync)</text:p>
      <text:p text:style-name="Standard"><text:span text:style-name="T8">Welche Rolle hat jedes einzelne Teammitglied?</text:span><text:line-break/>Sanny:<text:s/>Developer, Scrum Master<text:line-break/>Espen:<text:s/><text:s/>Developer<text:line-break/>Levin:<text:s/>Developer<text:line-break/>Dominik:<text:s/>Developer</text:p>
      <text:p text:style-name="Standard"><text:span text:style-name="T9">Scrum Master:</text:span><text:line-break/></text:p>
      <text:p text:style-name="Standard"><text:span text:style-name="T10">Developer:<text:s/></text:span><text:span text:style-name="T11">Die Entwickler sind die operativen Fachexpert im Team. Sie sind es, die das Produkt erstellen bzw. in jedem Sprint ein Produkt-Inkrement liefern. Das bedeutet aber nicht, dass alle Entwickler*innen „gleich“ sind oder die gleichen Aufgaben haben</text:span></text:p>
      <text:p text:style-name="P12">Gemeinsame Werte</text:p>
      <text:p text:style-name="Standard"><text:span text:style-name="T13">Was sind unsere Grundwerte?</text:span><text:line-break/>Nett, freundlich, strukturiert, Spaß</text:p>
      <text:p text:style-name="Standard"/>
      <text:p text:style-name="P14">Regeln &amp; Aktivitäten</text:p>
      <text:p text:style-name="Standard"><text:span text:style-name="T15">Welche Regeln wollen wir uns ab sofort geben?</text:span><text:line-break/>Kommen und gehen pünktlich<text:line-break/>Termine einhalten<text:line-break/>Rechtzeitig entschuldigen / absagen<text:line-break/><text:line-break/><text:span text:style-name="T16">Wie möchten wir miteinander kommunizieren</text:span><text:span text:style-name="T17">?</text:span><text:line-break/>Offen &amp; ehrlich<text:line-break/>selbstreflektierend<text:line-break/><text:line-break/><text:span text:style-name="T18">Welche Kanäle wollen wir nutzen und welche festen Termine zur Abstimmung definieren?</text:span><text:line-break/>Kanäle: Discord,<text:s/>Gitlab<text:s/>OneDrive,<text:s/>Webex<text:line-break/>Termine: Dailys, Checkpoints, tägliche gemeinsame Gruppenarbeitszeit<text:line-break/></text:p>
      <text:p text:style-name="Standard"><text:span text:style-name="T19">Definition of Done:</text:span><text:line-break/>Tickets werden erst in “Done” verschoben, wenn in der Gruppe einmal zusammen rüber<text:s/>geschaut und approved wurde. Dafür haben wir eine<text:s/>Spalte im Board erstellt, wo Tickets gesammelt werden können, um sie innerhalb der Gruppe im nächsten Meeting zu besprechen.</text:p>
      <text:p text:style-name="Standard"/>
      <text:p text:style-name="Standard"><text:span text:style-name="T20">Definition of Fun:</text:span><text:line-break/>gemeinsame morgendliche Routine: Lodle<text:line-break/>gemeinsamer Ausflug zu Aldi<text:line-break/>über gemeinsame Interessen sprechen</text:p>
      <text:p text:style-name="P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it2-gravsa</meta:initial-creator>
    <dc:creator>it2-matsul</dc:creator>
    <meta:creation-date>2024-03-05T10:55:00Z</meta:creation-date>
    <dc:date>2024-03-05T10:55:00Z</dc:date>
    <meta:template xlink:href="Normal.dotm" xlink:type="simple"/>
    <meta:editing-cycles>1</meta:editing-cycles>
    <meta:editing-duration>PT0S</meta:editing-duration>
    <meta:document-statistic meta:page-count="1" meta:paragraph-count="3" meta:word-count="216" meta:character-count="1580" meta:row-count="11" meta:non-whitespace-character-count="1367"/>
  </office:meta>
</office:document-meta>
</file>